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b455"/>
    </style:style>
    <style:style style:name="P2" style:family="paragraph" style:parent-style-name="Standard">
      <style:text-properties officeooo:paragraph-rsid="00158256"/>
    </style:style>
    <style:style style:name="P3" style:family="paragraph" style:parent-style-name="Standard">
      <style:paragraph-properties fo:text-align="center" style:justify-single-word="false"/>
      <style:text-properties officeooo:paragraph-rsid="00158256"/>
    </style:style>
    <style:style style:name="P4" style:family="paragraph" style:parent-style-name="Standard">
      <style:paragraph-properties fo:text-align="center" style:justify-single-word="false"/>
      <style:text-properties officeooo:rsid="00158256" officeooo:paragraph-rsid="00158256"/>
    </style:style>
    <style:style style:name="P5" style:family="paragraph" style:parent-style-name="Standard">
      <style:text-properties officeooo:paragraph-rsid="0015b237"/>
    </style:style>
    <style:style style:name="P6" style:family="paragraph" style:parent-style-name="Standard">
      <style:text-properties officeooo:paragraph-rsid="00188487"/>
    </style:style>
    <style:style style:name="P7" style:family="paragraph" style:parent-style-name="Standard">
      <style:text-properties officeooo:paragraph-rsid="001a4b1a"/>
    </style:style>
    <style:style style:name="P8" style:family="paragraph" style:parent-style-name="Standard">
      <style:text-properties officeooo:rsid="0014d278" officeooo:paragraph-rsid="0014d278"/>
    </style:style>
    <style:style style:name="P9" style:family="paragraph" style:parent-style-name="Standard">
      <style:text-properties officeooo:rsid="0016ece5" officeooo:paragraph-rsid="00188487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  <style:text-properties officeooo:paragraph-rsid="00158256"/>
    </style:style>
    <style:style style:name="P12" style:family="paragraph" style:parent-style-name="Heading_20_2">
      <style:paragraph-properties fo:text-align="center" style:justify-single-word="false"/>
      <style:text-properties officeooo:rsid="00158256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b91ae" officeooo:paragraph-rsid="001b91ae"/>
    </style:style>
    <style:style style:name="P14" style:family="paragraph" style:parent-style-name="Heading_20_2">
      <style:paragraph-properties fo:text-align="center" style:justify-single-word="false" fo:break-before="page"/>
      <style:text-properties officeooo:rsid="0020b5fa" officeooo:paragraph-rsid="0020b5fa"/>
    </style:style>
    <style:style style:name="P15" style:family="paragraph" style:parent-style-name="Heading_20_1" style:master-page-name="Standard">
      <style:paragraph-properties fo:text-align="center" style:justify-single-word="false" style:page-number="auto"/>
      <style:text-properties officeooo:rsid="001f7ca4" officeooo:paragraph-rsid="001f7ca4"/>
    </style:style>
    <style:style style:name="P16" style:family="paragraph" style:parent-style-name="List_20_Paragraph" style:list-style-name="WWNum1"/>
    <style:style style:name="T1" style:family="text">
      <style:text-properties officeooo:rsid="0011e394"/>
    </style:style>
    <style:style style:name="T2" style:family="text">
      <style:text-properties officeooo:rsid="0013b455"/>
    </style:style>
    <style:style style:name="T3" style:family="text">
      <style:text-properties officeooo:rsid="0014d278"/>
    </style:style>
    <style:style style:name="T4" style:family="text">
      <style:text-properties fo:color="#0066ff"/>
    </style:style>
    <style:style style:name="T5" style:family="text">
      <style:text-properties fo:color="#0066ff" style:text-underline-style="solid" style:text-underline-width="auto" style:text-underline-color="font-color" officeooo:rsid="0014d278"/>
    </style:style>
    <style:style style:name="T6" style:family="text">
      <style:text-properties officeooo:rsid="00158256"/>
    </style:style>
    <style:style style:name="T7" style:family="text">
      <style:text-properties officeooo:rsid="0015b237"/>
    </style:style>
    <style:style style:name="T8" style:family="text">
      <style:text-properties style:text-position="super 58%" officeooo:rsid="0015b237"/>
    </style:style>
    <style:style style:name="T9" style:family="text">
      <style:text-properties officeooo:rsid="00188487"/>
    </style:style>
    <style:style style:name="T10" style:family="text">
      <style:text-properties officeooo:rsid="0018866d"/>
    </style:style>
    <style:style style:name="T11" style:family="text">
      <style:text-properties officeooo:rsid="001a4b1a"/>
    </style:style>
    <style:style style:name="T12" style:family="text">
      <style:text-properties officeooo:rsid="001b91ae"/>
    </style:style>
    <style:style style:name="T13" style:family="text">
      <style:text-properties officeooo:rsid="001bfab6"/>
    </style:style>
    <style:style style:name="T14" style:family="text">
      <style:text-properties officeooo:rsid="0020b5fa"/>
    </style:style>
    <style:style style:name="T15" style:family="text">
      <style:text-properties officeooo:rsid="0022a4c8"/>
    </style:style>
    <style:style style:name="T16" style:family="text">
      <style:text-properties officeooo:rsid="00246f23"/>
    </style:style>
    <style:style style:name="T17" style:family="text">
      <style:text-properties officeooo:rsid="0025bf19"/>
    </style:style>
    <style:style style:name="T18" style:family="text">
      <style:text-properties officeooo:rsid="002701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8">Assignment 3: </text:span>Reading Sensor Data</text:h>
      <text:p text:style-name="Standard"/>
      <text:p text:style-name="P1"><text:tab/><text:span text:style-name="T1">For this assignment you will need a BeagleBone Black, a Robotics Cape, and you are to have completed the previous assignment “Hello BeagleBone.” </text:span>Please <text:span text:style-name="T2">create a single PDF document containing </text:span>the answers to all questions in this <text:span text:style-name="T2">assignment</text:span>. Also <text:span text:style-name="T2">include </text:span>your source code <text:span text:style-name="T15">on the last page</text:span>. For this assignment you will submit a single PDF file to <text:span text:style-name="T5">submissions</text:span><text:a xlink:type="simple" xlink:href="mailto:mae143c@renaissance-press.com" text:style-name="Internet_20_link" text:visited-style-name="Visited_20_Internet_20_Link"><text:span text:style-name="T4">@renaissance-press.com</text:span></text:a> instead of just your source code. </text:p>
      <text:p text:style-name="P8"><text:tab/>You may work together with a partner and may even share a BeagleBone. However, all source code, answers, and figures must be your own. Copying is another’s work is a violation of the academic honesty policy.</text:p>
      <text:p text:style-name="P10"/>
      <text:p text:style-name="P12">Setup</text:p>
      <text:p text:style-name="P2"><text:span text:style-name="T3"><text:tab/>SSH into</text:span> your BeagleBone Black with Robotics Cape attached. <text:span text:style-name="T6">Run the <text:s/>t</text:span>est_imu <text:span text:style-name="T6">example from the command line to confirm the IMU is working. Then run the</text:span> calibrate_gyro <text:span text:style-name="T6">and calibrate_mag programs so you are calibrated for the remainder of this exercise</text:span>. <text:span text:style-name="T6">Read thoroughly the API documentation for the IMU here:</text:span></text:p>
      <text:p text:style-name="P4"><text:a xlink:type="simple" xlink:href="http://strawsondesign.com/#!manual-imu" text:style-name="Internet_20_link" text:visited-style-name="Visited_20_Internet_20_Link">http://strawsondesign.com/#!manual-imu</text:a></text:p>
      <text:p text:style-name="P3"/>
      <text:p text:style-name="P11"/>
      <text:p text:style-name="P11"><text:span text:style-name="T14">Part</text:span> 1 <text:span text:style-name="T14">(5 pts)</text:span></text:p>
      <text:p text:style-name="P5"><text:tab/><text:span text:style-name="T7"> </text:span>Note <text:span text:style-name="T7">the </text:span>X, Y, and Z axis <text:span text:style-name="T7">directions printed on the Robotics Cape which indicate the </text:span>IMU’s coordinate system. Rotate the BeagleBone about each of these axis and observe the gyro measurements <text:span text:style-name="T7">while running the test_imu program</text:span>. Do these measurements adhere to the right-hand rule? </text:p>
      <text:p text:style-name="P5">What are the units of the gyro<text:span text:style-name="T7">scope and accelerometer</text:span> reading<text:span text:style-name="T7">s</text:span> displayed with the test_imu program? <text:span text:style-name="T7">Now run test_imu with the “-r” command line option to print raw ADC readings. Referencing the API documentation, w</text:span>hat are the available <text:span text:style-name="T7">f</text:span>ull <text:span text:style-name="T7">s</text:span>cale <text:span text:style-name="T7">r</text:span>anges of th<text:span text:style-name="T7">e gyroscope and accelerometer. For the default full scale ranges used by test_imu, calculate the conversion rates from raw ADC to m/s</text:span><text:span text:style-name="T8">2</text:span><text:span text:style-name="T7"> and degrees/s for the accelerometer and gyroscope respectively. </text:span></text:p>
      <text:p text:style-name="Standard"/>
      <text:p text:style-name="P10"/>
      <text:p text:style-name="P14">Part 2 (<text:span text:style-name="T15">8</text:span> pts)</text:p>
      <text:p text:style-name="P9"><text:tab/>Use the project template from the RoboticsCape Github page to make a new project for this assignment. <text:span text:style-name="T14">Rename it the template to my_read_sensors.</text:span> Using the API documentation, write a simple program that uses the DMP mode to print the accelerometer data to the console at 10hz. You may use the test_imu and test_dmp example programs for reference, however all you need is described in the API documentation.</text:p>
      <text:p text:style-name="P6"><text:tab/>The math.h library in already included in <text:span text:style-name="T9">useful_includes.h</text:span> and contains the atan2 function documented here <text:a xlink:type="simple" xlink:href="http://www.cplusplus.com/reference/cmath/atan2/" text:style-name="Internet_20_link" text:visited-style-name="Visited_20_Internet_20_Link">http://www.cplusplus.com/reference/cmath/atan2/</text:a>. <text:span text:style-name="T9">Modify your program to print an angle in radians of the BeagleBone relative to the direction of gravity about its X axis. It should read close to 0 radians when Y axis points straight up, and close to -pi/2 radians while sitting flat on a table with the Z axis pointing upwards. Your angle estimate may only use two accelerometer axis.</text:span></text:p>
      <text:p text:style-name="P6"><text:tab/><text:span text:style-name="T11">Since the gyroscope reads an angular rate, you can integrate the rate in rad/s to get an angle in radians relative to the starting angle. Use the Euler integration method to integrate the X-axis gyroscope to get a second angle estimate.</text:span></text:p>
      <text:p text:style-name="P7"><text:tab/>Once you are confident that the values are <text:span text:style-name="T9">correct,</text:span> <text:span text:style-name="T9">set the</text:span> IMU sample rate to <text:span text:style-name="T13">2</text:span>0hz. Use <text:span text:style-name="T9">M</text:span>atlab <text:span text:style-name="T9">or any other software of your choosing</text:span> to plot <text:span text:style-name="T9">the</text:span> <text:span text:style-name="T12">two </text:span>angle estimate<text:span text:style-name="T12">s</text:span> as you move the <text:span text:style-name="T9">B</text:span>eagle<text:span text:style-name="T9">B</text:span>one through the <text:span text:style-name="T11">motion listed below. </text:span></text:p>
      <text:list xml:id="list5512330173516240441" text:style-name="WWNum1">
        <text:list-item>
          <text:p text:style-name="P16">Hold upright with the <text:span text:style-name="T9">Y-axis</text:span> pointing <text:span text:style-name="T9">upwards</text:span></text:p>
        </text:list-item>
        <text:list-item>
          <text:p text:style-name="P16">Lean forwards <text:span text:style-name="T9">pi/4 radians</text:span></text:p>
        </text:list-item>
        <text:list-item>
          <text:p text:style-name="P16">Lean backwards <text:span text:style-name="T10">pi/4 radians</text:span></text:p>
        </text:list-item>
        <text:list-item>
          <text:p text:style-name="P16">Return to <text:span text:style-name="T10">starting position</text:span></text:p>
        </text:list-item>
      </text:list>
      <text:p text:style-name="List_20_Paragraph"/>
      <text:p text:style-name="List_20_Paragraph"/>
      <text:p text:style-name="Heading_20_2">Part 3 (2 pts)</text:p>
      <text:p text:style-name="P13"><text:bookmark text:name="_GoBack"/><text:tab/><text:span text:style-name="T16">D</text:span>escribe the accuracies and inaccuracies in both estimates <text:span text:style-name="T16">using the concept of the frequency dom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2" style:display-name="Heading 2" style:family="paragraph" style:parent-style-name="Heading" style:class="text">
      <style:paragraph-properties fo:text-align="center" style:justify-single-word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l-k" style:family="text" style:parent-style-name="Default_20_Paragraph_20_Font"/>
    <style:style style:name="pl-c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</meta:initial-creator>
    <meta:editing-cycles>14</meta:editing-cycles>
    <meta:print-date>2015-11-19T02:40:00</meta:print-date>
    <meta:creation-date>2015-11-19T02:05:00</meta:creation-date>
    <dc:date>2016-10-17T01:35:41.105090036</dc:date>
    <meta:editing-duration>PT1H12M18S</meta:editing-duration>
    <meta:generator>LibreOffice/5.2.2.2$Linux_X86_64 LibreOffice_project/20m0$Build-2</meta:generator>
    <meta:document-statistic meta:table-count="0" meta:image-count="0" meta:object-count="0" meta:page-count="2" meta:paragraph-count="20" meta:word-count="549" meta:character-count="3384" meta:non-whitespace-character-count="28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